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15cm" fo:min-width="5cm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0.45cm" fo:min-width="4.3cm"/>
    </style:style>
    <style:style style:name="gr3" style:family="graphic" style:parent-style-name="standard">
      <style:graphic-properties draw:textarea-horizontal-align="justify" draw:textarea-vertical-align="top" draw:auto-grow-height="false" fo:min-height="13.45cm" fo:min-width="4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18.05cm" fo:min-width="20.4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95cm" fo:min-width="9.4cm"/>
    </style:style>
    <style:style style:name="gr6" style:family="graphic" style:parent-style-name="standard">
      <style:graphic-properties draw:fill-color="#729fcf" draw:textarea-horizontal-align="justify" draw:textarea-vertical-align="top" draw:auto-grow-height="false" fo:min-height="1.65cm" fo:min-width="19.8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1.15cm" fo:min-width="2.7cm"/>
    </style:style>
    <style:style style:name="gr8" style:family="graphic" style:parent-style-name="standard">
      <style:graphic-properties draw:fill-color="#3465a4" draw:textarea-horizontal-align="justify" draw:textarea-vertical-align="middle" draw:auto-grow-height="false" fo:min-height="1.15cm" fo:min-width="5.2cm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1.15cm" fo:min-width="1.9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1.15cm" fo:min-width="3.4cm"/>
    </style:style>
    <style:style style:name="gr11" style:family="graphic" style:parent-style-name="standard">
      <style:graphic-properties draw:textarea-horizontal-align="justify" draw:textarea-vertical-align="middle" draw:auto-grow-height="false" fo:min-height="10.75cm" fo:min-width="19.4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75cm" fo:min-width="4.3cm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1.05cm" fo:min-width="2.9cm"/>
    </style:style>
    <style:style style:name="gr14" style:family="graphic" style:parent-style-name="standard">
      <style:graphic-properties svg:stroke-color="#3465a4" draw:fill-color="#808080" draw:textarea-horizontal-align="justify" draw:textarea-vertical-align="middle" draw:auto-grow-height="false" fo:min-height="0.35cm" fo:min-width="1.3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0.35cm" fo:min-width="1.3cm"/>
    </style:style>
    <style:style style:name="gr16" style:family="graphic" style:parent-style-name="standard">
      <style:graphic-properties draw:fill-color="#3465a4" draw:textarea-horizontal-align="justify" draw:textarea-vertical-align="middle" draw:auto-grow-height="false" fo:min-height="0.85cm" fo:min-width="0.6cm"/>
    </style:style>
    <style:style style:name="gr17" style:family="graphic" style:parent-style-name="standard">
      <style:graphic-properties draw:textarea-horizontal-align="justify" draw:textarea-vertical-align="middle" draw:auto-grow-height="false" fo:min-height="16.15cm" fo:min-width="25.6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4.6cm"/>
    </style:style>
    <style:style style:name="gr19" style:family="graphic" style:parent-style-name="standard">
      <style:graphic-properties draw:fill-color="#fcfcfc" draw:textarea-horizontal-align="justify" draw:textarea-vertical-align="middle" draw:auto-grow-height="false" fo:min-height="0.85cm" fo:min-width="4.8cm"/>
    </style:style>
    <style:style style:name="gr20" style:family="graphic" style:parent-style-name="standard" style:list-style-name="L1">
      <style:graphic-properties draw:textarea-horizontal-align="justify" draw:textarea-vertical-align="top" draw:auto-grow-height="false" fo:min-height="14.817cm" fo:min-width="24.026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1.205cm"/>
    </style:style>
    <style:style style:name="gr22" style:family="graphic" style:parent-style-name="standard">
      <style:graphic-properties draw:fill-color="#fcfcfc" draw:textarea-horizontal-align="justify" draw:textarea-vertical-align="middle" draw:auto-grow-height="false" fo:min-height="1.483cm" fo:min-width="21.1cm"/>
    </style:style>
    <style:style style:name="gr23" style:family="graphic" style:parent-style-name="standard">
      <style:graphic-properties draw:fill-color="#808080" draw:textarea-horizontal-align="justify" draw:textarea-vertical-align="middle" draw:auto-grow-height="false" fo:min-height="1.15cm" fo:min-width="4.7cm"/>
    </style:style>
    <style:style style:name="gr24" style:family="graphic" style:parent-style-name="standard">
      <style:graphic-properties draw:textarea-horizontal-align="justify" draw:textarea-vertical-align="middle" draw:auto-grow-height="false" fo:min-height="16.25cm" fo:min-width="25.6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1.15cm" fo:min-width="3.6cm"/>
    </style:style>
    <style:style style:name="gr26" style:family="graphic" style:parent-style-name="standard">
      <style:graphic-properties draw:textarea-horizontal-align="justify" draw:textarea-vertical-align="middle" draw:auto-grow-height="false" fo:min-height="1.25cm" fo:min-width="24.2cm"/>
    </style:style>
    <style:style style:name="gr27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8" style:family="graphic" style:parent-style-name="standard">
      <style:graphic-properties draw:textarea-horizontal-align="justify" draw:textarea-vertical-align="top" draw:auto-grow-height="false" fo:min-height="1.15cm" fo:min-width="24.2cm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0.95cm" fo:min-width="4.4cm"/>
    </style:style>
    <style:style style:name="gr30" style:family="graphic" style:parent-style-name="standard">
      <style:graphic-properties draw:textarea-horizontal-align="justify" draw:textarea-vertical-align="middle" draw:auto-grow-height="false" fo:min-height="8.05cm" fo:min-width="24.4cm"/>
    </style:style>
    <style:style style:name="gr31" style:family="graphic" style:parent-style-name="standard">
      <style:graphic-properties draw:fill-color="#fcfcfc" draw:textarea-horizontal-align="justify" draw:textarea-vertical-align="middle" draw:auto-grow-height="false" fo:min-height="0.95cm" fo:min-width="3.6cm"/>
    </style:style>
    <style:style style:name="gr32" style:family="graphic" style:parent-style-name="standard">
      <style:graphic-properties draw:fill-color="#fcfcfc" draw:textarea-horizontal-align="justify" draw:textarea-vertical-align="middle" draw:auto-grow-height="false" fo:min-height="0.75cm" fo:min-width="3.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9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75cm" fo:min-width="4cm"/>
    </style:style>
    <style:style style:name="gr35" style:family="graphic" style:parent-style-name="standard">
      <style:graphic-properties draw:fill-color="#fcfcfc" draw:textarea-horizontal-align="justify" draw:textarea-vertical-align="middle" draw:auto-grow-height="false" fo:min-height="0.75cm" fo:min-width="23.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85cm" fo:min-width="23.6cm"/>
    </style:style>
    <style:style style:name="gr38" style:family="graphic" style:parent-style-name="standard">
      <style:graphic-properties draw:fill-color="#808080" draw:textarea-horizontal-align="justify" draw:textarea-vertical-align="middle" draw:auto-grow-height="false" fo:min-height="0.75cm" fo:min-width="2.5cm"/>
    </style:style>
    <style:style style:name="gr39" style:family="graphic" style:parent-style-name="standard">
      <style:graphic-properties draw:textarea-horizontal-align="justify" draw:textarea-vertical-align="middle" draw:auto-grow-height="false" fo:min-height="0.65cm" fo:min-width="0.5cm"/>
    </style:style>
    <style:style style:name="gr40" style:family="graphic" style:parent-style-name="standard">
      <style:graphic-properties draw:textarea-horizontal-align="justify" draw:textarea-vertical-align="top" draw:auto-grow-height="false" fo:min-height="0.95cm" fo:min-width="24.2cm"/>
    </style:style>
    <style:style style:name="gr41" style:family="graphic" style:parent-style-name="standard">
      <style:graphic-properties draw:fill-color="#808080" draw:textarea-horizontal-align="justify" draw:textarea-vertical-align="middle" draw:auto-grow-height="false" fo:min-height="0.55cm" fo:min-width="4.1cm"/>
    </style:style>
    <style:style style:name="gr42" style:family="graphic" style:parent-style-name="standard">
      <style:graphic-properties draw:textarea-horizontal-align="justify" draw:textarea-vertical-align="middle" draw:auto-grow-height="false" fo:min-height="16.45cm" fo:min-width="26.9cm"/>
    </style:style>
    <style:style style:name="gr43" style:family="graphic" style:parent-style-name="standard">
      <style:graphic-properties draw:textarea-horizontal-align="justify" draw:textarea-vertical-align="middle" draw:auto-grow-height="false" fo:min-height="1.65cm" fo:min-width="25.4cm"/>
    </style:style>
    <style:style style:name="gr44" style:family="graphic" style:parent-style-name="standard">
      <style:graphic-properties draw:fill-color="#808080" draw:textarea-horizontal-align="justify" draw:textarea-vertical-align="middle" draw:auto-grow-height="false" fo:min-height="1.15cm" fo:min-width="4.5cm"/>
    </style:style>
    <style:style style:name="gr45" style:family="graphic" style:parent-style-name="standard">
      <style:graphic-properties draw:textarea-horizontal-align="justify" draw:textarea-vertical-align="top" draw:auto-grow-height="false" fo:min-height="5.05cm" fo:min-width="25.2cm"/>
    </style:style>
    <style:style style:name="gr46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47" style:family="graphic" style:parent-style-name="standard">
      <style:graphic-properties draw:fill-color="#fcfcfc" draw:textarea-horizontal-align="justify" draw:textarea-vertical-align="middle" draw:auto-grow-height="false" fo:min-height="0.95cm" fo:min-width="6cm"/>
    </style:style>
    <style:style style:name="gr48" style:family="graphic" style:parent-style-name="standard">
      <style:graphic-properties draw:textarea-horizontal-align="justify" draw:textarea-vertical-align="middle" draw:auto-grow-height="false" fo:min-height="1.35cm" fo:min-width="25.4cm"/>
    </style:style>
    <style:style style:name="gr49" style:family="graphic" style:parent-style-name="standard">
      <style:graphic-properties draw:fill-color="#fcfcfc" draw:textarea-horizontal-align="justify" draw:textarea-vertical-align="middle" draw:auto-grow-height="false" fo:min-height="0.75cm" fo:min-width="4.3cm"/>
    </style:style>
    <style:style style:name="gr50" style:family="graphic" style:parent-style-name="standard">
      <style:graphic-properties draw:fill-color="#729fcf" draw:textarea-horizontal-align="justify" draw:textarea-vertical-align="middle" draw:auto-grow-height="false" fo:min-height="0.75cm" fo:min-width="19.8cm"/>
    </style:style>
    <style:style style:name="gr51" style:family="graphic" style:parent-style-name="standard">
      <style:graphic-properties draw:textarea-horizontal-align="justify" draw:textarea-vertical-align="middle" draw:auto-grow-height="false" fo:min-height="15.85cm" fo:min-width="29.5cm"/>
    </style:style>
    <style:style style:name="gr52" style:family="graphic" style:parent-style-name="standard">
      <style:graphic-properties draw:textarea-horizontal-align="justify" draw:textarea-vertical-align="middle" draw:auto-grow-height="false" fo:min-height="1.45cm" fo:min-width="25.1cm"/>
    </style:style>
    <style:style style:name="gr53" style:family="graphic" style:parent-style-name="standard">
      <style:graphic-properties draw:textarea-horizontal-align="justify" draw:textarea-vertical-align="top" draw:auto-grow-height="false" fo:min-height="14.15cm" fo:min-width="5cm"/>
    </style:style>
    <style:style style:name="gr54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55" style:family="graphic" style:parent-style-name="standard">
      <style:graphic-properties draw:fill-color="#fcfcfc" draw:textarea-horizontal-align="justify" draw:textarea-vertical-align="middle" draw:auto-grow-height="false" fo:min-height="0.654cm" fo:min-width="2.504cm"/>
    </style:style>
    <style:style style:name="gr56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57" style:family="graphic" style:parent-style-name="standard">
      <style:graphic-properties draw:fill-color="#fcfcfc" draw:textarea-horizontal-align="justify" draw:textarea-vertical-align="middle" draw:auto-grow-height="false" fo:min-height="0.654cm" fo:min-width="4.404cm"/>
    </style:style>
    <style:style style:name="gr58" style:family="graphic" style:parent-style-name="standard">
      <style:graphic-properties draw:fill-color="#808080" draw:textarea-horizontal-align="justify" draw:textarea-vertical-align="middle" draw:auto-grow-height="false" fo:min-height="0.382cm" fo:min-width="1.132cm"/>
    </style:style>
    <style:style style:name="gr59" style:family="graphic" style:parent-style-name="standard">
      <style:graphic-properties draw:fill-color="#0066b3" draw:textarea-horizontal-align="justify" draw:textarea-vertical-align="middle" draw:auto-grow-height="false" fo:min-height="1.45cm" fo:min-width="23.7cm"/>
    </style:style>
    <style:style style:name="gr6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61" style:family="graphic" style:parent-style-name="standard">
      <style:graphic-properties draw:textarea-horizontal-align="justify" draw:textarea-vertical-align="middle" draw:auto-grow-height="false" fo:min-height="0.75cm" fo:min-width="9.1cm"/>
    </style:style>
    <style:style style:name="gr62" style:family="graphic" style:parent-style-name="standard">
      <style:graphic-properties draw:fill-color="#808080" draw:textarea-horizontal-align="justify" draw:textarea-vertical-align="middle" draw:auto-grow-height="false" fo:min-height="0.65cm" fo:min-width="0.5cm"/>
    </style:style>
    <style:style style:name="gr63" style:family="graphic" style:parent-style-name="standard">
      <style:graphic-properties draw:fill-color="#808080" draw:textarea-horizontal-align="justify" draw:textarea-vertical-align="middle" draw:auto-grow-height="false" fo:min-height="0.45cm" fo:min-width="4.2cm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8.85cm" fo:min-width="5cm"/>
    </style:style>
    <style:style style:name="gr65" style:family="graphic" style:parent-style-name="standard">
      <style:graphic-properties draw:textarea-horizontal-align="justify" draw:textarea-vertical-align="middle" draw:auto-grow-height="false" fo:min-height="8.85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1.65cm" fo:min-width="0cm"/>
    </style:style>
    <style:style style:name="gr67" style:family="graphic" style:parent-style-name="standard">
      <style:graphic-properties draw:textarea-horizontal-align="justify" draw:textarea-vertical-align="middle" draw:auto-grow-height="false" fo:min-height="11.75cm" fo:min-width="23.7cm"/>
    </style:style>
    <style:style style:name="gr68" style:family="graphic" style:parent-style-name="standard">
      <style:graphic-properties draw:textarea-horizontal-align="justify" draw:textarea-vertical-align="top" draw:auto-grow-height="false" fo:min-height="3.05cm" fo:min-width="23.1cm"/>
    </style:style>
    <style:style style:name="gr69" style:family="graphic" style:parent-style-name="standard">
      <style:graphic-properties draw:textarea-horizontal-align="justify" draw:textarea-vertical-align="middle" draw:auto-grow-height="false" fo:min-height="5.95cm" fo:min-width="22.8cm"/>
    </style:style>
    <style:style style:name="P1" style:family="paragraph">
      <style:paragraph-properties fo:text-align="center"/>
    </style:style>
    <style:style style:name="P2" style:family="paragraph">
      <loext:graphic-properties draw:fill-color="#fcfcf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729fcf"/>
      <style:paragraph-properties fo:text-align="start"/>
    </style:style>
    <style:style style:name="P7" style:family="paragraph">
      <style:paragraph-properties fo:margin-left="0.1cm" fo:margin-right="0cm" fo:text-align="center" fo:text-indent="0cm"/>
    </style:style>
    <style:style style:name="P8" style:family="paragraph">
      <loext:graphic-properties draw:fill-color="#808080"/>
      <style:paragraph-properties fo:margin-left="0.1cm" fo:margin-right="0cm" fo:text-align="center" fo:text-indent="0cm"/>
      <style:text-properties fo:font-size="13pt" style:font-size-asian="13pt" style:font-size-complex="13pt"/>
    </style:style>
    <style:style style:name="P9" style:family="paragraph">
      <loext:graphic-properties draw:fill-color="#3465a4"/>
      <style:paragraph-properties fo:margin-left="0.1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-color="#729fcf"/>
      <style:paragraph-properties fo:text-align="center"/>
      <style:text-properties fo:font-weight="bold" style:font-weight-asian="normal" style:font-weight-complex="normal"/>
    </style:style>
    <style:style style:name="P11" style:family="paragraph">
      <loext:graphic-properties draw:fill-color="#3465a4"/>
      <style:paragraph-properties fo:margin-left="0.1cm" fo:margin-right="0cm" fo:text-align="center" fo:text-indent="0cm"/>
      <style:text-properties fo:font-size="13pt" fo:font-weight="bold" style:font-size-asian="13pt" style:font-weight-asian="normal" style:font-size-complex="13pt" style:font-weight-complex="normal"/>
    </style:style>
    <style:style style:name="P12" style:family="paragraph">
      <loext:graphic-properties draw:fill-color="#808080"/>
      <style:paragraph-properties fo:text-align="center"/>
      <style:text-properties fo:font-weight="bold"/>
    </style:style>
    <style:style style:name="P13" style:family="paragraph">
      <loext:graphic-properties draw:fill-color="#3465a4"/>
      <style:paragraph-properties fo:text-align="center"/>
      <style:text-properties fo:font-weight="bold"/>
    </style:style>
    <style:style style:name="P14" style:family="paragraph">
      <loext:graphic-properties draw:fill-color="#3465a4"/>
      <style:paragraph-properties fo:text-align="center"/>
      <style:text-properties fo:font-weight="bold" style:font-weight-asian="normal" style:font-weight-complex="normal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style:paragraph-properties fo:text-align="start"/>
      <style:text-properties fo:font-weight="bold"/>
    </style:style>
    <style:style style:name="P17" style:family="paragraph">
      <loext:graphic-properties draw:fill-color="#fcfcfc"/>
      <style:paragraph-properties fo:text-align="center"/>
      <style:text-properties fo:font-weight="bold"/>
    </style:style>
    <style:style style:name="P18" style:family="paragraph">
      <style:paragraph-properties fo:margin-left="0cm" fo:margin-right="0cm" fo:margin-top="0.7cm" fo:margin-bottom="0.7cm" fo:line-height="100%" fo:text-align="start" fo:text-indent="0cm"/>
    </style:style>
    <style:style style:name="P19" style:family="paragraph">
      <style:paragraph-properties fo:margin-left="0cm" fo:margin-right="0cm" fo:margin-top="0.7cm" fo:margin-bottom="0.7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-color="#fcfcfc"/>
      <style:paragraph-properties fo:text-align="start"/>
    </style:style>
    <style:style style:name="P21" style:family="paragraph">
      <loext:graphic-properties draw:fill-color="#808080"/>
      <style:paragraph-properties fo:text-align="center"/>
      <style:text-properties fo:font-size="18pt"/>
    </style:style>
    <style:style style:name="P22" style:family="paragraph">
      <style:paragraph-properties fo:text-align="start">
        <style:tab-stops/>
      </style:paragraph-properties>
    </style:style>
    <style:style style:name="P23" style:family="paragraph">
      <style:paragraph-properties fo:text-align="start">
        <style:tab-stops/>
      </style:paragraph-properties>
      <style:text-properties fo:font-weight="bold"/>
    </style:style>
    <style:style style:name="P24" style:family="paragraph">
      <style:paragraph-properties fo:text-align="center"/>
      <style:text-properties fo:font-weight="bold"/>
    </style:style>
    <style:style style:name="P25" style:family="paragraph">
      <loext:graphic-properties draw:fill-color="#ffffff"/>
      <style:paragraph-properties fo:text-align="center"/>
      <style:text-properties fo:font-weight="bold"/>
    </style:style>
    <style:style style:name="P26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7" style:family="paragraph">
      <style:paragraph-properties fo:text-align="center"/>
      <style:text-properties fo:font-weight="normal"/>
    </style:style>
    <style:style style:name="P28" style:family="paragraph">
      <style:paragraph-properties fo:text-align="start"/>
      <style:text-properties fo:font-weight="normal"/>
    </style:style>
    <style:style style:name="P29" style:family="paragraph">
      <loext:graphic-properties draw:fill-color="#808080"/>
      <style:paragraph-properties fo:text-align="center"/>
      <style:text-properties fo:font-weight="normal"/>
    </style:style>
    <style:style style:name="P30" style:family="paragraph">
      <style:paragraph-properties fo:text-align="end"/>
    </style:style>
    <style:style style:name="P31" style:family="paragraph">
      <style:paragraph-properties fo:text-align="end"/>
      <style:text-properties fo:font-weight="normal"/>
    </style:style>
    <style:style style:name="P32" style:family="paragraph">
      <loext:graphic-properties draw:fill-color="#fcfcfc"/>
      <style:paragraph-properties fo:text-align="start"/>
      <style:text-properties fo:font-weight="normal"/>
    </style:style>
    <style:style style:name="P33" style:family="paragraph">
      <loext:graphic-properties draw:fill-color="#fcfcfc"/>
      <style:paragraph-properties fo:text-align="center"/>
      <style:text-properties fo:font-weight="bold" style:font-weight-asian="normal" style:font-weight-complex="normal"/>
    </style:style>
    <style:style style:name="P34" style:family="paragraph">
      <loext:graphic-properties draw:fill-color="#729fcf"/>
      <style:paragraph-properties fo:text-align="start"/>
      <style:text-properties fo:font-weight="bold" style:font-weight-asian="normal" style:font-weight-complex="normal"/>
    </style:style>
    <style:style style:name="P35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/>
      <style:text-properties fo:color="#ce181e" fo:font-weight="bold"/>
    </style:style>
    <style:style style:name="P38" style:family="paragraph">
      <loext:graphic-properties draw:fill-color="#808080"/>
      <style:paragraph-properties fo:text-align="center"/>
      <style:text-properties fo:color="#ce181e" fo:font-weight="bold"/>
    </style:style>
    <style:style style:name="P39" style:family="paragraph">
      <style:paragraph-properties fo:text-align="center"/>
      <style:text-properties fo:color="#ce181e"/>
    </style:style>
    <style:style style:name="P40" style:family="paragraph">
      <loext:graphic-properties draw:fill-color="#808080"/>
      <style:paragraph-properties fo:text-align="center"/>
      <style:text-properties fo:color="#ce181e"/>
    </style:style>
    <style:style style:name="P41" style:family="paragraph">
      <loext:graphic-properties draw:fill-color="#0066b3"/>
      <style:paragraph-properties fo:text-align="center"/>
    </style:style>
    <style:style style:name="P42" style:family="paragraph">
      <style:paragraph-properties fo:margin-left="0cm" fo:margin-right="0cm" fo:margin-top="0.3cm" fo:margin-bottom="0.3cm" fo:line-height="100%" fo:text-align="start" fo:text-indent="0cm"/>
    </style:style>
    <style:style style:name="T1" style:family="text">
      <style:text-properties fo:background-color="#f67400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fo:background-color="#fcfcfc" style:font-name-asian="Noto Sans CJK SC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cfcfc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dbc4b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cfcfc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15" style:family="text">
      <style:text-properties fo:color="#ce181e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808080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808080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8.4cm" svg:x="1.3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0.7cm" svg:x="1.7cm" svg:y="2.8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13.7cm" svg:x="1.8cm" svg:y="5.3cm">
          <text:p text:style-name="P3"><text:span text:style-name="T1">report 1</text:span></text:p>
          <text:p text:style-name="P3">report 2</text:p>
          <text:p text:style-name="P4">report 3</text:p>
          <text:p text:style-name="P3">report 4</text:p>
          <text:p text:style-name="P4">report 5</text:p>
          <text:p text:style-name="P3">report 6</text:p>
          <text:p text:style-name="P4">report 7</text:p>
          <text:p text:style-name="P3">report 8</text:p>
          <text:p text:style-name="P3">…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0.9cm" svg:height="18.3cm" svg:x="7.3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9cm" svg:height="1.2cm" svg:x="12.7cm" svg:y="1.7cm">
          <text:p text:style-name="P3">Nam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0.3cm" svg:height="1.9cm" svg:x="7.6cm" svg:y="3.2cm">
          <text:p text:style-name="P3">Descri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cm" svg:height="1.4cm" svg:x="11.5cm" svg:y="6.7cm">
          <text:p text:style-name="P7"><text:span text:style-name="T2">Schedules (1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7cm" svg:height="1.4cm" svg:x="15.1cm" svg:y="6.7cm">
          <text:p text:style-name="P7"><text:span text:style-name="T2">Post Processings (3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4cm" svg:height="1.4cm" svg:x="25.2cm" svg:y="6.7cm">
          <text:p text:style-name="P7"><text:span text:style-name="T2">Logs (5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cm" svg:height="1.4cm" svg:x="21.1cm" svg:y="6.7cm">
          <text:p text:style-name="P7"><text:span text:style-name="T2">Destinations (2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9cm" svg:height="11cm" svg:x="7.7cm" svg:y="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8cm" svg:height="1cm" svg:x="7.6cm" svg:y="1.8cm">
          <text:p text:style-name="P1"><text:span text:style-name="T3">OutputForm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cm" svg:height="1.3cm" svg:x="7.7cm" svg:y="6.8cm">
          <text:p text:style-name="P7"><text:span text:style-name="T4">Input Args 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.8cm" svg:height="0.6cm" svg:x="1.7cm" svg:y="3.7cm">
          <text:p text:style-name="P1"><text:span text:style-name="T5">CSV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8cm" svg:height="0.6cm" svg:x="3.9cm" svg:y="3.7cm">
          <text:p text:style-name="P1"><text:span text:style-name="T5">X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8cm" svg:height="0.6cm" svg:x="1.7cm" svg:y="4.5cm">
          <text:p text:style-name="P1"><text:span text:style-name="T5">TX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8cm" svg:height="0.6cm" svg:x="3.8cm" svg:y="4.5cm">
          <text:p text:style-name="P1"><text:span text:style-name="T5">HISTO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3" draw:id="id3" draw:layer="layout" svg:width="1.1cm" svg:height="1.1cm" svg:x="26.7cm" svg:y="1.8cm">
          <text:p text:style-name="P1"><text:span text:style-name="T3">Run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6.1cm" svg:height="16.4cm" svg:x="32.9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3.2cm" svg:height="1.4cm" svg:x="32.9cm" svg:y="1.1cm">
          <text:p text:style-name="P1"><text:span text:style-name="T3">Input Arg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5.1cm" svg:height="1.6cm" svg:x="33.3cm" svg:y="3.2cm">
          <text:p text:style-name="P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3cm" svg:height="1.1cm" svg:x="34.9cm" svg:y="3.5cm">
          <text:p text:style-name="P1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3cm" svg:height="1.1cm" svg:x="41cm" svg:y="3.5cm">
          <text:p text:style-name="P1"><text:span text:style-name="T5">valu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6.1cm" svg:height="16.4cm" svg:x="63.4cm" svg:y="2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4.526cm" svg:height="15.067cm" svg:x="64.056cm" svg:y="3.4cm">
          <text:list text:style-name="L1">
            <text:list-header>
              <text:p text:style-name="P18"><text:span text:style-name="T6"/></text:p>
              <text:p text:style-name="P18"><text:span text:style-name="T7"><text:s/></text:span><text:span text:style-name="T7">00 01 * * 1</text:span><text:span text:style-name="T8"> </text:span><text:span text:style-name="T9"><text:s/>Every monday at 01h00 </text:span></text:p>
              <text:p text:style-name="P18"><text:span text:style-name="T7"><text:s/></text:span><text:span text:style-name="T7">00 01 27 2 * </text:span><text:span text:style-name="T9"><text:s/>At 01:00 on day-of-month 27 in Februa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705cm" svg:height="1.6cm" svg:x="86.7cm" svg:y="7.8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3.2cm" svg:height="1.4cm" svg:x="63.4cm" svg:y="1.2cm">
          <text:p text:style-name="P1">Schedules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1.6cm" svg:height="1.733cm" svg:x="64.7cm" svg:y="7.7cm">
          <text:p text:style-name="P3">Enter a new schedul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6.1cm" svg:height="16.4cm" svg:x="9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5.2cm" svg:height="1.4cm" svg:x="91.6cm" svg:y="1.4cm">
          <text:p text:style-name="P1"><text:span text:style-name="T10">Post Process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6.1cm" svg:height="16.5cm" svg:x="63.3cm" svg:y="22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1cm" svg:height="1.4cm" svg:x="63.3cm" svg:y="21.3cm">
          <text:p text:style-name="P1"><text:span text:style-name="T3">Destina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24.7cm" svg:height="1.5cm" svg:x="64.1cm" svg:y="23.5cm">
          <text:p text:style-name="P22"><text:span text:style-name="T5">FTP</text:span><text:span text:style-name="T5"><text:tab/></text:span><text:span text:style-name="T5"> user@host:port/path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24.7cm" svg:height="1.5cm" svg:x="64.1cm" svg:y="25.5cm">
          <text:p text:style-name="P22"><text:span text:style-name="T5">SMTP mail@mail.mail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cm" svg:height="1cm" svg:x="87.5cm" svg:y="25.8cm">
          <text:p text:style-name="P1"><text:span text:style-name="T5">▼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1" draw:id="id1" draw:layer="layout" svg:width="24.7cm" svg:height="1.4cm" svg:x="64.1cm" svg:y="27.6cm">
          <text:p text:style-name="P22"><text:span text:style-name="T5">SFTP user@host:port/path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24.7cm" svg:height="1.5cm" svg:x="64.1cm" svg:y="25.5cm">
          <text:p text:style-name="P22"><text:span text:style-name="T5">SMTP mail@mail.mail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4.9cm" svg:height="1.2cm" svg:x="64.1cm" svg:y="29.5cm">
          <text:p text:style-name="P1"><text:span text:style-name="T5">New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4.9cm" svg:height="8.3cm" svg:x="63.5cm" svg:y="41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4.1cm" svg:height="1.2cm" svg:x="64.1cm" svg:y="43cm">
          <text:p text:style-name="P1"><text:span text:style-name="T5">SFTP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3cm" svg:height="1cm" svg:x="64.1cm" svg:y="44.5cm">
          <text:p text:style-name="P1"><text:span text:style-name="T5">us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9.5cm" svg:height="1cm" svg:x="64.1cm" svg:y="45.9cm">
          <text:p text:style-name="P1"><text:span text:style-name="T5">host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4.5cm" svg:height="1cm" svg:x="74.2cm" svg:y="45.9cm">
          <text:p text:style-name="P1"><text:span text:style-name="T5">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24cm" svg:height="1cm" svg:x="64cm" svg:y="47.1cm">
          <text:p text:style-name="P1"><text:span text:style-name="T5">path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3cm" svg:height="1cm" svg:x="69cm" svg:y="44.5cm">
          <text:p text:style-name="P1"><text:span text:style-name="T5">password</text:span></text:p>
          <draw:enhanced-geometry svg:viewBox="0 0 21600 21600" draw:type="rectangle" draw:enhanced-path="M 0 0 L 21600 0 21600 21600 0 21600 0 0 Z N"/>
        </draw:custom-shape>
        <draw:connector draw:style-name="gr36" draw:text-style-name="P26" draw:layer="layout" draw:type="curve" svg:x1="76.45cm" svg:y1="29cm" svg:x2="76.05cm" svg:y2="41.8cm" draw:start-shape="id1" draw:end-shape="id2" draw:end-glue-point="0" svg:d="M76450 29000c0 9600-400 3200-400 12800" svg:viewBox="0 0 401 12801">
          <text:p text:style-name="P1"><text:span text:style-name="T3">Double click</text:span></text:p>
        </draw:connector>
        <draw:custom-shape draw:style-name="gr37" draw:text-style-name="P24" xml:id="id2" draw:id="id2" draw:layer="layout" svg:width="24.1cm" svg:height="1.1cm" svg:x="64cm" svg:y="41.8cm">
          <text:p text:style-name="P1"><text:span text:style-name="T5">Edit destina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cm" svg:height="1cm" svg:x="64.1cm" svg:y="48.4cm">
          <text:p text:style-name="P1"><text:span text:style-name="T5">Ok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cm" svg:height="1cm" svg:x="84.9cm" svg:y="48.4cm">
          <text:p text:style-name="P1"><text:span text:style-name="T5">Cancel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cm" svg:height="0.9cm" svg:x="87.6cm" svg:y="27.9cm">
          <text:p text:style-name="P1"><text:span text:style-name="T5">Delete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cm" svg:height="0.9cm" svg:x="87.5cm" svg:y="25.8cm">
          <text:p text:style-name="P1"><text:span text:style-name="T5">Delete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cm" svg:height="0.9cm" svg:x="87.5cm" svg:y="23.8cm">
          <text:p text:style-name="P1"><text:span text:style-name="T5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26.1cm" svg:height="16.4cm" svg:x="33.4cm" svg:y="2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3.2cm" svg:height="1.4cm" svg:x="33.4cm" svg:y="21.8cm">
          <text:p text:style-name="P1"><text:span text:style-name="T10">Log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24.7cm" svg:height="1.5cm" svg:x="33.9cm" svg:y="23.8cm">
          <text:p text:style-name="P22"><text:span text:style-name="T5">12/02/2020 at 03:25 - 2 hours 25 minut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24.7cm" svg:height="1.5cm" svg:x="33.9cm" svg:y="25.6cm">
          <text:p text:style-name="P22"><text:span text:style-name="T11">12/01/2020 at 03:25 - 1</text:span><text:span text:style-name="T5"> hours 55 minut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24.7cm" svg:height="1.2cm" svg:x="33.8cm" svg:y="27.5cm">
          <text:p text:style-name="P22"><text:span text:style-name="T11">12/12/2019 at 03:25 - </text:span><text:span text:style-name="T5">2 hours 05 minu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4.6cm" svg:height="0.8cm" svg:x="53.6cm" svg:y="27.7cm">
          <text:p text:style-name="P1"><text:span text:style-name="T5">Open logs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4.6cm" svg:height="0.8cm" svg:x="53.8cm" svg:y="25.9cm">
          <text:p text:style-name="P1"><text:span text:style-name="T5">Open logs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4.6cm" svg:height="0.8cm" svg:x="53.8cm" svg:y="24.1cm">
          <text:p text:style-name="P1"><text:span text:style-name="T5">Open log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5.1cm" svg:height="1.6cm" svg:x="33.2cm" svg:y="5.2cm">
          <text:p text:style-name="P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3cm" svg:height="1.1cm" svg:x="34.8cm" svg:y="5.5cm">
          <text:p text:style-name="P1"><text:span text:style-name="T5">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3cm" svg:height="1.1cm" svg:x="40.9cm" svg:y="5.5cm">
          <text:p text:style-name="P1"><text:span text:style-name="T5">value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4.9cm" svg:height="1.2cm" svg:x="33.3cm" svg:y="7.3cm">
          <text:p text:style-name="P1"><text:span text:style-name="T5">New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cm" svg:height="0.9cm" svg:x="57cm" svg:y="3.5cm">
          <text:p text:style-name="P1"><text:span text:style-name="T5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4" draw:layer="layout" svg:width="1cm" svg:height="0.9cm" svg:x="57cm" svg:y="5.6cm">
          <text:p text:style-name="P1"><text:span text:style-name="T5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7" xml:id="id4" draw:id="id4" draw:layer="layout" svg:width="27.4cm" svg:height="16.7cm" svg:x="1.7cm" svg:y="21.3cm">
          <text:p/>
          <draw:enhanced-geometry svg:viewBox="0 0 21600 21600" draw:type="rectangle" draw:enhanced-path="M 0 0 L 21600 0 21600 21600 0 21600 0 0 Z N"/>
        </draw:custom-shape>
        <draw:connector draw:style-name="gr36" draw:text-style-name="P26" draw:layer="layout" draw:type="curve" svg:x1="27.25cm" svg:y1="2.9cm" svg:x2="15.4cm" svg:y2="21.3cm" draw:start-shape="id3" draw:start-glue-point="2" draw:end-shape="id4" draw:end-glue-point="0" svg:d="M27250 2900c0 13800-11850 4600-11850 18400" svg:viewBox="0 0 11851 18401">
          <text:p text:style-name="P1"><text:span text:style-name="T3">Click</text:span></text:p>
        </draw:connector>
        <draw:custom-shape draw:style-name="gr43" draw:text-style-name="P28" draw:layer="layout" svg:width="25.9cm" svg:height="1.9cm" svg:x="2.3cm" svg:y="21.6cm">
          <text:p text:style-name="P3"><text:span text:style-name="T9">Run report – Report 1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5cm" svg:height="1.4cm" svg:x="2.3cm" svg:y="36.3cm">
          <text:p text:style-name="P1"><text:span text:style-name="T12">Run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5cm" svg:height="1.4cm" svg:x="22.9cm" svg:y="36.2cm">
          <text:p text:style-name="P1"><text:span text:style-name="T12">Cancel</text:span></text:p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25.7cm" svg:height="5.3cm" svg:x="2.4cm" svg:y="24.1cm">
          <text:p text:style-name="P3"><text:span text:style-name="T12">Input paramet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2.7cm" svg:height="1.2cm" svg:x="2.9cm" svg:y="25.8cm">
          <text:p text:style-name="P30"><text:span text:style-name="T12">#1 Arg 1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2.7cm" svg:height="1.2cm" svg:x="2.9cm" svg:y="27.4cm">
          <text:p text:style-name="P30"><text:span text:style-name="T12">#2 Arg 2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6.5cm" svg:height="1.2cm" svg:x="6cm" svg:y="25.8cm">
          <text:p text:style-name="P3"><text:span text:style-name="T12">value 1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6.5cm" svg:height="1.2cm" svg:x="6cm" svg:y="27.5cm">
          <text:p text:style-name="P3"><text:span text:style-name="T12">value 2</text:span>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25.9cm" svg:height="1.6cm" svg:x="2.3cm" svg:y="29.8cm">
          <text:p text:style-name="P3"><text:span text:style-name="T12">Post Processing steps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1cm" svg:height="0.9cm" svg:x="26.8cm" svg:y="30.3cm">
          <text:p text:style-name="P1"><text:span text:style-name="T5">open</text:span></text:p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4.8cm" svg:height="1cm" svg:x="1.7cm" svg:y="1.6cm">
          <text:p text:style-name="P1"><text:span text:style-name="T3">Env 1</text:span></text:p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20.3cm" svg:height="1cm" svg:x="7.6cm" svg:y="5.4cm">
          <text:p text:style-name="P3"><text:span text:style-name="T3">command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1cm" svg:height="1.1cm" svg:x="25.4cm" svg:y="1.8cm">
          <text:p text:style-name="P1"><text:span text:style-name="T3">edi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1" draw:text-style-name="P1" draw:layer="layout" svg:width="30cm" svg:height="16.1cm" svg:x="2.9cm" svg:y="3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5.6cm" svg:height="1.7cm" svg:x="2.9cm" svg:y="3.2cm">
          <text:p text:style-name="P3">Report Manager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5.5cm" svg:height="14.4cm" svg:x="2.9cm" svg:y="4.9cm">
          <text:p text:style-name="P3">Report List</text:p>
          <text:p text:style-name="P3"/>
          <text:p text:style-name="P3"/>
          <text:p text:style-name="P3"/>
          <text:p text:style-name="P35"><text:span text:style-name="T13"/></text:p>
          <text:p text:style-name="P35"><text:span text:style-name="T14"/></text:p>
          <text:p text:style-name="P35"><text:span text:style-name="T14"/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54" draw:text-style-name="P1" xml:id="id5" draw:id="id5" draw:layer="layout" svg:width="4.4cm" svg:height="1.7cm" svg:x="28.5cm" svg:y="3.2cm">
          <text:p text:style-name="P1">User login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3.1cm" svg:height="1cm" svg:x="8.2cm" svg:y="3.5cm">
          <text:p text:style-name="P1">E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xml:id="id6" draw:id="id6" draw:layer="layout" svg:width="3.9cm" svg:height="1.5cm" svg:x="33.8cm" svg:y="5.1cm">
          <text:p text:style-name="P1">Disconnect</text:p>
          <draw:enhanced-geometry svg:viewBox="0 0 21600 21600" draw:type="rectangle" draw:enhanced-path="M 0 0 L 21600 0 21600 21600 0 21600 0 0 Z N"/>
        </draw:custom-shape>
        <draw:connector draw:style-name="gr36" draw:text-style-name="P36" draw:layer="layout" draw:type="curve" svg:x1="32.9cm" svg:y1="4.05cm" svg:x2="35.75cm" svg:y2="5.1cm" draw:start-shape="id5" draw:start-glue-point="1" draw:end-shape="id6" draw:end-glue-point="0" svg:d="M32900 4050c1900 0 2850 350 2850 1050" svg:viewBox="0 0 2851 1051">
          <text:p text:style-name="P1">Click → menu</text:p>
          <text:p text:style-name="P1"/>
          <text:p text:style-name="P1"/>
          <text:p text:style-name="P1"/>
        </draw:connector>
        <draw:custom-shape draw:style-name="gr57" draw:text-style-name="P2" draw:layer="layout" svg:width="5cm" svg:height="1cm" svg:x="3.1cm" svg:y="6cm">
          <text:p text:style-name="P1">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8" draw:layer="layout" svg:width="1.7cm" svg:height="0.7cm" svg:x="3.8cm" svg:y="7.1cm">
          <text:p text:style-name="P37"><text:span text:style-name="T15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8" draw:layer="layout" svg:width="1.7cm" svg:height="0.7cm" svg:x="5.7cm" svg:y="7.1cm">
          <text:p text:style-name="P37"><text:span text:style-name="T15">X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1.7cm" svg:height="0.7cm" svg:x="3.8cm" svg:y="7.9cm">
          <text:p text:style-name="P39"><text:span text:style-name="T13">HIS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1.7cm" svg:height="0.7cm" svg:x="5.7cm" svg:y="7.9cm">
          <text:p text:style-name="P1"><text:span text:style-name="T16">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1" draw:layer="layout" svg:width="24.2cm" svg:height="1.7cm" svg:x="8.6cm" svg:y="5.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2.6cm" svg:height="1cm" svg:x="9cm" svg:y="5.6cm">
          <text:p text:style-name="P1">CSV</text:p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9.6cm" svg:height="1cm" svg:x="11.8cm" svg:y="5.6cm">
          <text:p text:style-name="P3">Report 4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cm" svg:height="0.9cm" svg:x="31.5cm" svg:y="5.6cm">
          <text:p text:style-name="P1">Del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cm" svg:height="0.9cm" svg:x="30.222cm" svg:y="5.6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cm" svg:height="0.9cm" svg:x="28.944cm" svg:y="5.6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4.7cm" svg:height="0.7cm" svg:x="3.2cm" svg:y="18.4cm">
          <text:p text:style-name="P1"><text:span text:style-name="T16">New report</text:span></text:p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5.5cm" svg:height="9.1cm" svg:x="2.9cm" svg:y="8.9cm">
          <text:p text:style-name="P42"><text:span text:style-name="T17">CSV </text:span><text:span text:style-name="T18">Report 1</text:span></text:p>
          <text:p text:style-name="P42"><text:span text:style-name="T17">XLS </text:span><text:span text:style-name="T18">Report 2</text:span></text:p>
          <text:p text:style-name="P42"><text:span text:style-name="T17">CSV</text:span><text:span text:style-name="T18"> Report 3</text:span></text:p>
          <text:p text:style-name="P42"><text:span text:style-name="T19">CSV</text:span><text:span text:style-name="T20"> Report 4</text:span></text:p>
          <text:p text:style-name="P42"><text:span text:style-name="T17">HISTO</text:span><text:span text:style-name="T18"> Report 5</text:span></text:p>
          <text:p text:style-name="P42"><text:span text:style-name="T17">CSV </text:span><text:span text:style-name="T18">Report 6</text:span></text:p>
          <text:p text:style-name="P42"><text:span text:style-name="T17">XLS </text:span><text:span text:style-name="T18">Report 7</text:span></text:p>
          <text:p text:style-name="P42"><text:span text:style-name="T17">CSV</text:span><text:span text:style-name="T18"> Report 8</text:span></text:p>
          <text:p text:style-name="P42"><text:span text:style-name="T17">CSV</text:span><text:span text:style-name="T18"> Report 9</text:span></text:p>
          <text:p text:style-name="P3"><text:span text:style-name="T17">HISTO</text:span><text:span text:style-name="T18"> Report 10</text:span>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0.3cm" svg:height="9.1cm" svg:x="8.1cm" svg:y="8.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0.3cm" svg:height="1.9cm" svg:x="8.1cm" svg:y="14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24.2cm" svg:height="12cm" svg:x="8.6cm" svg:y="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23.6cm" svg:height="3.3cm" svg:x="8.9cm" svg:y="7.3cm">
          <text:p text:style-name="P3"><text:span text:style-name="T16"/></text:p>
          <text:p text:style-name="P3"><text:span text:style-name="T16">Description : </text:span><text:span text:style-name="T16"><text:tab/></text:span><text:span text:style-name="T16">Lorem ipsum dolor sit amet, consectetur adipiscing elit. </text:span></text:p>
          <text:p text:style-name="P3"><text:span text:style-name="T16"><text:tab/></text:span><text:span text:style-name="T16"><text:tab/></text:span><text:span text:style-name="T16"><text:tab/></text:span><text:span text:style-name="T16">Vestibulum porttitor sapien et ultrices fringilla. Fusce imperdiet sodales cursus.</text:span></text:p>
          <text:p text:style-name="P3"><text:span text:style-name="T16"/></text:p>
          <text:p text:style-name="P3"><text:span text:style-name="T16">Startup command : echo $Home</text:span></text:p>
          <text:p text:style-name="P3"><text:span text:style-name="T16"/></text:p>
          <text:p text:style-name="P3"><text:span text:style-name="T16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cm" svg:height="1.4cm" svg:x="12.9cm" svg:y="10.8cm">
          <text:p text:style-name="P7"><text:span text:style-name="T2">Schedules (1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7cm" svg:height="1.4cm" svg:x="16.5cm" svg:y="10.8cm">
          <text:p text:style-name="P7"><text:span text:style-name="T2">Post Processings (3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4cm" svg:height="1.4cm" svg:x="26.6cm" svg:y="10.8cm">
          <text:p text:style-name="P7"><text:span text:style-name="T2">Logs (5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cm" svg:height="1.4cm" svg:x="22.5cm" svg:y="10.8cm">
          <text:p text:style-name="P7"><text:span text:style-name="T2">Destinations (2)</text:span>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23.3cm" svg:height="6.2cm" svg:x="9.1cm" svg:y="1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cm" svg:height="1.3cm" svg:x="9.1cm" svg:y="10.9cm">
          <text:p text:style-name="P7"><text:span text:style-name="T4">Input Args 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36" draw:layer="layout" svg:x1="6.5cm" svg:y1="12cm" svg:x2="8.5cm" svg:y2="10.5cm">
          <text:p text:style-name="P1">click</text:p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1:52:08.474059688</meta:creation-date>
    <dc:date>2020-03-24T14:02:54.692643337</dc:date>
    <meta:editing-duration>PT3H14M47S</meta:editing-duration>
    <meta:editing-cycles>14</meta:editing-cycles>
    <meta:generator>LibreOffice/6.0.7.3$Linux_X86_64 LibreOffice_project/00m0$Build-3</meta:generator>
    <meta:document-statistic meta:object-count="112"/>
  </office:meta>
</office:document-meta>
</file>